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order-bottom="none" fo:background-color="#add58a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TADO_00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2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3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4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5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6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6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7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7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8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8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9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09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0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0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1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2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2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3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3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4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4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5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1" table:default-cell-style-name="ce29"/>
        <table:table-column table:style-name="co1" table:number-columns-repeated="3" table:default-cell-style-name="ce3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STADO 15</text:p>
          </table:table-cell>
          <table:covered-table-cell table:style-name="ce25"/>
          <table:table-cell table:style-name="ce27" office:value-type="string" calcext:value-type="string">
            <text:p>FW</text:p>
          </table:table-cell>
          <table:table-cell table:style-name="ce30" office:value-type="string" calcext:value-type="string">
            <text:p>FSW</text:p>
          </table:table-cell>
          <table:table-cell table:style-name="ce30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8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42:20.3659361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21:29:19.482922572</meta:creation-date>
    <dc:date>2022-03-24T11:56:43.952353140</dc:date>
    <meta:editing-duration>PT33M20S</meta:editing-duration>
    <meta:editing-cycles>4</meta:editing-cycles>
    <meta:generator>LibreOffice/6.0.7.3$Linux_X86_64 LibreOffice_project/00m0$Build-3</meta:generator>
    <meta:document-statistic meta:table-count="16" meta:cell-count="2720" meta:object-count="0"/>
  </office:meta>
</office:document-meta>
</file>